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co10" style:family="table-column">
      <style:table-column-properties style:column-width="4.797cm" style:use-optimal-column-width="false"/>
    </style:style>
    <style:style style:name="co11" style:family="table-column">
      <style:table-column-properties style:column-width="4.812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ro11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style:paragraph-properties fo:text-align="center"/>
      <style:text-properties fo:font-size="16pt" style:font-size-asian="16pt" style:font-size-complex="16pt"/>
    </style:style>
    <style:style style:name="P41" style:family="paragraph">
      <loext:graphic-properties draw:fill-color="#ffffff"/>
      <style:paragraph-properties style:writing-mode="lr-tb"/>
      <style:text-properties fo:font-size="32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9"/>
              <table:table-row table:style-name="ro6" table:default-cell-style-name="ce5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5" table:default-cell-style-name="ce6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7" table:default-cell-style-name="ce6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8" table:default-cell-style-name="ce6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7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9" table:default-cell-style-name="ce6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9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1" table:default-cell-style-name="ce8">
              <table:table-cell>
                <text:p text:style-name="P3">Offset</text:p>
              </table:table-cell>
              <table:table-cell>
                <text:p text:style-name="P3">0-3</text:p>
              </table:table-cell>
              <table:table-cell>
                <text:p text:style-name="P3">4-7</text:p>
              </table:table-cell>
              <table:table-cell>
                <text:p text:style-name="P3">8-11</text:p>
              </table:table-cell>
              <table:table-cell>
                <text:p text:style-name="P3">12-15</text:p>
              </table:table-cell>
            </table:table-row>
            <table:table-row table:style-name="ro11" table:default-cell-style-name="ce9">
              <table:table-cell table:style-name="ce8">
                <text:p text:style-name="P3">0x00</text:p>
              </table:table-cell>
              <table:table-cell>
                <text:p text:style-name="P40">Profile Head:</text:p>
                <text:p text:style-name="P40">0x55AA3CC3</text:p>
              </table:table-cell>
              <table:table-cell>
                <text:p text:style-name="P40">Version:</text:p>
                <text:p text:style-name="P40">0x00000001</text:p>
              </table:table-cell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1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2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3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1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1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素材備用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8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6" draw:layer="layout" svg:width="12cm" svg:height="1cm" svg:x="13cm" svg:y="1cm">
          <text:p text:style-name="P45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12cm" svg:height="1cm" svg:x="13.5cm" svg:y="13.5cm">
          <text:p text:style-name="P45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9:22:45.727382316</dc:date>
    <meta:editing-duration>PT6H39M12S</meta:editing-duration>
    <meta:editing-cycles>81</meta:editing-cycles>
    <meta:generator>LibreOffice/7.4.7.2$Linux_X86_64 LibreOffice_project/40$Build-2</meta:generator>
    <meta:document-statistic meta:object-count="129"/>
  </office:meta>
</office:document-meta>
</file>